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left"/>
    </style:style>
    <style:style style:name="Table1.A" style:family="table-column">
      <style:table-column-properties style:column-width="6.6924in" style:rel-column-width="65535*"/>
    </style:style>
    <style:style style:name="P1" style:family="paragraph" style:parent-style-name="Table_20_Contents">
      <style:paragraph-properties fo:margin-top="0in" fo:margin-bottom="0.1965in"/>
    </style:style>
    <style:style style:name="T1" style:family="text">
      <style:text-properties style:text-position="33% 80%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>
        <form:form form:name="ctl00" form:apply-filter="true" form:method="post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c">
        <text:section text:style-name="Sect1" text:name="cw-body">
          <text:p text:style-name="Standard"/>
          <text:section text:style-name="Sect1" text:name="div_load">
            <text:p text:style-name="Standard"/>
            <text:section text:style-name="Sect1" text:name="left_container_onethird">
              <text:p text:style-name="Standard"/>
              <text:section text:style-name="Sect1" text:name="divThread">
                <table:table table:name="Table1" table:style-name="Table1">
                  <table:table-column table:style-name="Table1.A"/>
                  <table:table-row>
                    <table:table-cell office:value-type="string">
                      <text:p text:style-name="P1">This is the formula to caluculate:</text:p>
                      <text:p text:style-name="P1">E = P×r×(1 + r)<text:span text:style-name="T1">n</text:span>/((1 + r)<text:span text:style-name="T1">n</text:span> - 1)</text:p>
                      <text:p text:style-name="P1">E is EMI</text:p>
                      <text:p text:style-name="P1">where P is Priniple Loan Amount</text:p>
                      <text:p text:style-name="P1">r is rate of interest calualted in monthly basis it should be = Rate of Annual interest/12/100</text:p>
                      <text:p text:style-name="P1">if its 10% annual ,then its 10/12/100=0.00833</text:p>
                      <text:p text:style-name="P1">n is tenture in number of months</text:p>
                      <text:p text:style-name="P1">Eg: For 100000 at 10% annual interest for a period of 12 months</text:p>
                      <text:p text:style-name="P1">it comes  to 100000*0.00833*(1 + 0.00833)<text:span text:style-name="T1">12</text:span>/((1 + 0.00833)<text:span text:style-name="T1">12</text:span> - 1) = 8792</text:p>
                    </table:table-cell>
                  </table:table-row>
                </table:table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46S</meta:editing-duration>
    <meta:editing-cycles>3</meta:editing-cycles>
    <meta:generator>OpenOffice.org/3.2$Win32 OpenOffice.org_project/320m12$Build-9483</meta:generator>
    <dc:date>2011-10-12T11:19:33.11</dc:date>
    <meta:document-statistic meta:table-count="1" meta:image-count="0" meta:object-count="0" meta:page-count="1" meta:paragraph-count="9" meta:word-count="80" meta:character-count="410"/>
    <meta:user-defined meta:name="Info 1"/>
    <meta:user-defined meta:name="Info 2"/>
    <meta:user-defined meta:name="Info 3"/>
    <meta:user-defined meta:name="Info 4"/>
  </office:meta>
</office:document-meta>
</file>